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938in" fo:margin-left="0in" fo:margin-top="0in" fo:margin-bottom="0in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1.5938in"/>
    </style:style>
    <style:style style:name="Table1.D" style:family="table-column">
      <style:table-column-properties style:column-width="3.58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924in" fo:margin-left="0in" fo:margin-top="0in" fo:margin-bottom="0in" table:align="left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5729in" fo:margin-left="0in" fo:margin-top="0in" fo:margin-bottom="0in" table:align="left"/>
    </style:style>
    <style:style style:name="Table4.A" style:family="table-column">
      <style:table-column-properties style:column-width="1.6563in"/>
    </style:style>
    <style:style style:name="Table4.B" style:family="table-column">
      <style:table-column-properties style:column-width="3.8229in"/>
    </style:style>
    <style:style style:name="Table4.C" style:family="table-column">
      <style:table-column-properties style:column-width="1.09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5729in" fo:margin-left="0in" fo:margin-top="0in" fo:margin-bottom="0in" table:align="left"/>
    </style:style>
    <style:style style:name="Table5.A" style:family="table-column">
      <style:table-column-properties style:column-width="1.8646in"/>
    </style:style>
    <style:style style:name="Table5.B" style:family="table-column">
      <style:table-column-properties style:column-width="3.4792in"/>
    </style:style>
    <style:style style:name="Table5.C" style:family="table-column">
      <style:table-column-properties style:column-width="1.22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7" style:family="table-row">
      <style:table-row-properties style:min-row-height="0.8021in" fo:keep-together="auto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5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2" style:family="table-cell">
      <style:table-cell-properties fo:padding-left="0.0785in" fo:padding-right="0.075in" fo:padding-top="0in" fo:padding-bottom="0in" fo:border="0.5pt solid #000000"/>
    </style:style>
    <style:style style:name="Table5.C12" style:family="table-cell">
      <style:table-cell-properties fo:padding-left="0.0785in" fo:padding-right="0.075in" fo:padding-top="0in" fo:padding-bottom="0in" fo:border="0.5pt solid #000000"/>
    </style:style>
    <style:style style:name="Table5.A1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3" style:family="table-cell">
      <style:table-cell-properties fo:padding-left="0.0785in" fo:padding-right="0.075in" fo:padding-top="0in" fo:padding-bottom="0in" fo:border="0.5pt solid #000000"/>
    </style:style>
    <style:style style:name="Table5.C13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6146in" fo:margin-left="0.0208in" fo:margin-top="0in" fo:margin-bottom="0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3.25in"/>
    </style:style>
    <style:style style:name="Table6.C" style:family="table-column">
      <style:table-column-properties style:column-width="1.989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C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C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C9" style:family="table-cell">
      <style:table-cell-properties fo:padding-left="0.0785in" fo:padding-right="0.075in" fo:padding-top="0in" fo:padding-bottom="0in" fo:border="0.5pt solid #000000"/>
    </style:style>
    <style:style style:name="Table6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0" style:family="table-cell">
      <style:table-cell-properties fo:padding-left="0.0785in" fo:padding-right="0.075in" fo:padding-top="0in" fo:padding-bottom="0in" fo:border="0.5pt solid #000000"/>
    </style:style>
    <style:style style:name="Table6.C10" style:family="table-cell">
      <style:table-cell-properties fo:padding-left="0.0785in" fo:padding-right="0.075in" fo:padding-top="0in" fo:padding-bottom="0in" fo:border="0.5pt solid #000000"/>
    </style:style>
    <style:style style:name="Table6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1" style:family="table-cell">
      <style:table-cell-properties fo:padding-left="0.0785in" fo:padding-right="0.075in" fo:padding-top="0in" fo:padding-bottom="0in" fo:border="0.5pt solid #000000"/>
    </style:style>
    <style:style style:name="Table6.C11" style:family="table-cell">
      <style:table-cell-properties fo:padding-left="0.0785in" fo:padding-right="0.075in" fo:padding-top="0in" fo:padding-bottom="0in" fo:border="0.5pt solid #000000"/>
    </style:style>
    <style:style style:name="Table6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2" style:family="table-cell">
      <style:table-cell-properties fo:padding-left="0.0785in" fo:padding-right="0.075in" fo:padding-top="0in" fo:padding-bottom="0in" fo:border="0.5pt solid #000000"/>
    </style:style>
    <style:style style:name="Table6.C12" style:family="table-cell">
      <style:table-cell-properties fo:padding-left="0.0785in" fo:padding-right="0.075in" fo:padding-top="0in" fo:padding-bottom="0in" fo:border="0.5pt solid #000000"/>
    </style:style>
    <style:style style:name="Table6.A1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3" style:family="table-cell">
      <style:table-cell-properties fo:padding-left="0.0785in" fo:padding-right="0.075in" fo:padding-top="0in" fo:padding-bottom="0in" fo:border="0.5pt solid #000000"/>
    </style:style>
    <style:style style:name="Table6.C13" style:family="table-cell">
      <style:table-cell-properties fo:padding-left="0.0785in" fo:padding-right="0.075in" fo:padding-top="0in" fo:padding-bottom="0in" fo:border="0.5pt solid #000000"/>
    </style:style>
    <style:style style:name="Table6.A1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4" style:family="table-cell">
      <style:table-cell-properties fo:padding-left="0.0785in" fo:padding-right="0.075in" fo:padding-top="0in" fo:padding-bottom="0in" fo:border="0.5pt solid #000000"/>
    </style:style>
    <style:style style:name="Table6.C1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Arial" style:font-name-asian="Arial1" style:font-name-complex="Arial1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padding="0in" fo:border="none"/>
      <style:text-properties style:font-name="Arial" style:font-name-asian="Arial1" style:font-name-complex="Arial1"/>
    </style:style>
    <style:style style:name="P10" style:family="paragraph" style:parent-style-name="Standard">
      <style:paragraph-properties fo:padding="0in" fo:border="none"/>
      <style:text-properties style:font-name="Arial" officeooo:rsid="00249721" officeooo:paragraph-rsid="00249721" style:font-name-asian="Arial1" style:font-name-complex="Arial1"/>
    </style:style>
    <style:style style:name="P11" style:family="paragraph" style:parent-style-name="Standard">
      <style:paragraph-properties fo:padding="0in" fo:border="none"/>
      <style:text-properties style:font-name="Arial" fo:font-weight="bold" style:font-name-asian="Arial1" style:font-weight-asian="bold" style:font-name-complex="Arial1"/>
    </style:style>
    <style:style style:name="P1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3" style:family="paragraph" style:parent-style-name="Standard">
      <style:paragraph-properties fo:margin-top="0.0835in" fo:margin-bottom="0.139in" loext:contextual-spacing="false" fo:line-height="100%" fo:padding="0in" fo:border="none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1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1" style:font-style-asian="italic" style:font-name-complex="Arial1"/>
    </style:style>
    <style:style style:name="P16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5b039" officeooo:paragraph-rsid="0025b039" style:font-name-asian="Arial1" style:font-name-complex="Arial1"/>
    </style:style>
    <style:style style:name="P17" style:family="paragraph" style:parent-style-name="Standard">
      <style:paragraph-properties fo:margin-top="0in" fo:margin-bottom="0.1665in" loext:contextual-spacing="false" fo:line-height="100%"/>
    </style:style>
    <style:style style:name="P18" style:family="paragraph" style:parent-style-name="Standard">
      <style:paragraph-properties fo:margin-top="0in" fo:margin-bottom="0.1665in" loext:contextual-spacing="false" fo:line-height="100%"/>
      <style:text-properties style:font-name="Arial" fo:font-style="italic" style:font-name-asian="Arial1" style:font-style-asian="italic" style:font-name-complex="Arial1"/>
    </style:style>
    <style:style style:name="P19" style:family="paragraph" style:parent-style-name="Standard">
      <style:paragraph-properties fo:margin-top="0in" fo:margin-bottom="0.1665in" loext:contextual-spacing="false" fo:line-height="100%"/>
      <style:text-properties style:font-name="Arial" style:font-name-asian="Arial1" style:font-name-complex="Arial1"/>
    </style:style>
    <style:style style:name="P20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>
      <style:paragraph-properties fo:margin-left="0in" fo:margin-right="0.5161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officeooo:rsid="001bfc8e" officeooo:paragraph-rsid="001bfc8e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  <style:text-properties style:font-name="Arial" style:font-name-asian="Arial1" style:font-name-complex="Arial1"/>
    </style:style>
    <style:style style:name="P24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1" style:font-name-complex="Arial1"/>
    </style:style>
    <style:style style:name="P2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1" style:font-style-asian="italic" style:font-name-complex="Arial1"/>
    </style:style>
    <style:style style:name="P26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1" style:font-style-asian="italic" style:font-name-complex="Arial1"/>
    </style:style>
    <style:style style:name="P27" style:family="paragraph" style:parent-style-name="Standard">
      <style:paragraph-properties fo:margin-top="0.0835in" fo:margin-bottom="0.0417in" loext:contextual-spacing="false" fo:line-height="100%" fo:orphans="0" fo:widows="0"/>
      <style:text-properties style:font-name="Arial" fo:font-style="italic" style:font-name-asian="Arial1" style:font-style-asian="italic" style:font-name-complex="Arial1"/>
    </style:style>
    <style:style style:name="P28" style:family="paragraph" style:parent-style-name="Standard">
      <style:paragraph-properties fo:margin-left="0in" fo:margin-right="0in" fo:margin-top="0.0835in" fo:margin-bottom="0.139in" loext:contextual-spacing="false" fo:line-height="100%" fo:text-indent="0in" style:auto-text-indent="false" fo:padding="0in" fo:border="none"/>
      <style:text-properties officeooo:paragraph-rsid="002464d8"/>
    </style:style>
    <style:style style:name="P29" style:family="paragraph" style:parent-style-name="Standard" style:list-style-name="L1" style:master-page-name="Standard">
      <style:paragraph-properties fo:margin-top="0in" fo:margin-bottom="0in" loext:contextual-spacing="false" fo:line-height="100%" fo:orphans="0" fo:widows="0" style:page-number="1" fo:padding="0in" fo:border="none"/>
      <style:text-properties fo:color="#000000" style:font-name="Arial" style:font-name-asian="Arial1" style:font-name-complex="Arial1"/>
    </style:style>
    <style:style style:name="P30" style:family="paragraph" style:parent-style-name="Standard" style:list-style-name="WWNum5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 style:list-style-name="WWNum5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32" style:family="paragraph" style:parent-style-name="Standard" style:list-style-name="WWNum1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33" style:family="paragraph" style:parent-style-name="Standard" style:list-style-name="WWNum3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34" style:family="paragraph" style:parent-style-name="Standard" style:list-style-name="WWNum4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  <style:text-properties style:font-name="Arial" style:font-name-asian="Arial1" style:font-name-complex="Arial1"/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Arial" officeooo:rsid="001d860d" officeooo:paragraph-rsid="001d860d" style:font-name-asian="Arial1" style:font-name-complex="Arial1"/>
    </style:style>
    <style:style style:name="P3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style:font-name="Arial" officeooo:rsid="0022a153" officeooo:paragraph-rsid="0022a153" style:font-name-asian="Arial1" style:font-name-complex="Arial1"/>
    </style:style>
    <style:style style:name="P3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  <style:text-properties style:font-name="Arial" style:font-name-asian="Arial1" style:font-name-complex="Arial1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  <style:text-properties officeooo:rsid="0020157c" officeooo:paragraph-rsid="0020157c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40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  <style:text-properties officeooo:rsid="001d860d" officeooo:paragraph-rsid="001d860d"/>
    </style:style>
    <style:style style:name="P41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  <style:text-properties style:font-name="Arial" officeooo:rsid="001f0575" officeooo:paragraph-rsid="001f0575" style:font-name-asian="Arial1" style:font-name-complex="Arial1"/>
    </style:style>
    <style:style style:name="P4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  <style:text-properties officeooo:rsid="001f0575" officeooo:paragraph-rsid="001f0575"/>
    </style:style>
    <style:style style:name="P43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  <style:text-properties officeooo:rsid="001f2abb" officeooo:paragraph-rsid="001f2abb"/>
    </style:style>
    <style:style style:name="P44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 fo:padding="0in" fo:border="none"/>
    </style:style>
    <style:style style:name="P45" style:family="paragraph" style:parent-style-name="Standard" style:list-style-name="WWNum5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46" style:family="paragraph" style:parent-style-name="Standard" style:list-style-name="WWNum5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6cead" officeooo:paragraph-rsid="0026cead" style:font-name-asian="Arial1" style:font-weight-asian="bold" style:font-name-complex="Arial1"/>
    </style:style>
    <style:style style:name="P47" style:family="paragraph" style:parent-style-name="Standard" style:list-style-name="WWNum5">
      <style:paragraph-properties fo:margin-left="0.3126in" fo:margin-right="0in" fo:text-indent="-0.3126in" style:auto-text-indent="false" fo:padding="0in" fo:border="none"/>
      <style:text-properties style:font-name="Arial" fo:font-weight="bold" officeooo:rsid="0026cead" officeooo:paragraph-rsid="0026cead" style:font-name-asian="Arial1" style:font-weight-asian="bold" style:font-name-complex="Arial1"/>
    </style:style>
    <style:style style:name="P48" style:family="paragraph" style:parent-style-name="Standard" style:list-style-name="WWNum5">
      <style:paragraph-properties fo:margin-left="0.3126in" fo:margin-right="0in" fo:text-indent="-0.3126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49" style:family="paragraph" style:parent-style-name="Standard" style:list-style-name="WWNum5">
      <style:paragraph-properties fo:margin-left="0.3126in" fo:margin-right="0in" fo:text-indent="-0.3126in" style:auto-text-indent="false" fo:padding="0in" fo:border="none"/>
      <style:text-properties style:font-name="Arial" fo:font-weight="bold" officeooo:rsid="002a304f" officeooo:paragraph-rsid="002a304f" style:font-name-asian="Arial1" style:font-weight-asian="bold" style:font-name-complex="Arial1"/>
    </style:style>
    <style:style style:name="P50" style:family="paragraph" style:parent-style-name="Standard" style:list-style-name="WWNum5">
      <style:paragraph-properties fo:margin-left="0.3126in" fo:margin-right="0in" fo:text-indent="-0.3126in" style:auto-text-indent="false" fo:padding="0in" fo:border="none"/>
      <style:text-properties style:font-name="Arial" fo:font-weight="bold" officeooo:rsid="002d0e37" officeooo:paragraph-rsid="002d0e37" style:font-name-asian="Arial1" style:font-weight-asian="bold" style:font-name-complex="Arial1"/>
    </style:style>
    <style:style style:name="P51" style:family="paragraph" style:parent-style-name="Standard" style:list-style-name="WWNum5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52" style:family="paragraph" style:parent-style-name="Standard" style:list-style-name="WWNum5">
      <style:paragraph-properties fo:margin-left="0.3in" fo:margin-right="0in" fo:text-indent="-0.3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53" style:family="paragraph" style:parent-style-name="Standard" style:list-style-name="WWNum5">
      <style:paragraph-properties fo:margin-left="0.3in" fo:margin-right="0in" fo:margin-top="0in" fo:margin-bottom="0in" loext:contextual-spacing="false" fo:line-height="100%" fo:text-align="start" style:justify-single-word="false" fo:keep-together="auto" fo:orphans="2" fo:widows="2" fo:text-indent="-0.3in" style:auto-text-indent="false" fo:padding="0in" fo:border="none" fo:keep-with-next="auto"/>
      <style:text-properties style:font-name="Arial" fo:font-weight="bold" style:font-name-asian="Arial1" style:font-weight-asian="bold" style:font-name-complex="Arial1"/>
    </style:style>
    <style:style style:name="P54" style:family="paragraph" style:parent-style-name="Standard" style:list-style-name="WWNum5">
      <style:paragraph-properties fo:margin-left="0.3126in" fo:margin-right="0in" fo:text-indent="-0.25in" style:auto-text-indent="false"/>
      <style:text-properties style:font-name="Arial" fo:font-weight="bold" style:font-name-asian="Arial1" style:font-weight-asian="bold" style:font-name-complex="Arial1"/>
    </style:style>
    <style:style style:name="P55" style:family="paragraph" style:parent-style-name="Standard">
      <style:paragraph-properties fo:padding="0in" fo:border="none"/>
      <style:text-properties officeooo:rsid="002c75bf" officeooo:paragraph-rsid="002c75bf"/>
    </style:style>
    <style:style style:name="P56" style:family="paragraph" style:parent-style-name="Standard">
      <style:paragraph-properties fo:padding="0in" fo:border="none"/>
      <style:text-properties officeooo:rsid="002c75bf" officeooo:paragraph-rsid="002d0e37"/>
    </style:style>
    <style:style style:name="P57" style:family="paragraph" style:parent-style-name="Standard" style:list-style-name="WWNum5">
      <style:paragraph-properties fo:margin-left="0.05in" fo:margin-right="0in" fo:text-indent="0in" style:auto-text-indent="false"/>
      <style:text-properties style:font-name="Arial" fo:font-weight="bold" style:font-name-asian="Arial1" style:font-weight-asian="bold" style:font-name-complex="Arial1"/>
    </style:style>
    <style:style style:name="P58" style:family="paragraph" style:parent-style-name="Standard" style:list-style-name="WWNum5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Arial" fo:font-weight="bold" officeooo:rsid="002cc521" officeooo:paragraph-rsid="002cc521" style:font-name-asian="Arial1" style:font-weight-asian="bold" style:font-name-complex="Arial1"/>
    </style:style>
    <style:style style:name="P59" style:family="paragraph" style:parent-style-name="Standard" style:list-style-name="WWNum5">
      <style:paragraph-properties fo:margin-left="0in" fo:margin-right="0in" fo:margin-top="0in" fo:margin-bottom="0.139in" loext:contextual-spacing="false" fo:line-height="115%" fo:text-indent="0in" style:auto-text-indent="false" fo:padding="0in" fo:border="none"/>
      <style:text-properties style:font-name="Arial" fo:font-weight="bold" officeooo:paragraph-rsid="002cc521" style:font-name-asian="Arial1" style:font-weight-asian="bold" style:font-name-complex="Arial1"/>
    </style:style>
    <style:style style:name="P60" style:family="paragraph" style:parent-style-name="Standard" style:list-style-name="WWNum5">
      <style:paragraph-properties fo:margin-left="0in" fo:margin-right="0in" fo:text-indent="0in" style:auto-text-indent="false" fo:padding="0in" fo:border="none"/>
      <style:text-properties style:font-name="Arial" fo:font-weight="bold" officeooo:paragraph-rsid="002cc521" style:font-name-asian="Arial1" style:font-weight-asian="bold" style:font-name-complex="Arial1"/>
    </style:style>
    <style:style style:name="P61" style:family="paragraph" style:parent-style-name="Standard" style:list-style-name="WWNum5">
      <style:paragraph-properties fo:margin-left="0in" fo:margin-right="0in" fo:text-indent="0in" style:auto-text-indent="false"/>
      <style:text-properties style:font-name="Arial" fo:font-weight="bold" style:font-name-asian="Arial1" style:font-weight-asian="bold" style:font-name-complex="Arial1"/>
    </style:style>
    <style:style style:name="P6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cc521" officeooo:paragraph-rsid="002cc521" style:font-name-asian="Arial1" style:font-name-complex="Arial1"/>
    </style:style>
    <style:style style:name="P63" style:family="paragraph" style:parent-style-name="Standard">
      <style:paragraph-properties fo:margin-top="0in" fo:margin-bottom="0.1665in" loext:contextual-spacing="false" fo:line-height="100%"/>
      <style:text-properties style:font-name="Arial" officeooo:rsid="002cc521" officeooo:paragraph-rsid="002cc521" style:font-name-asian="Arial1" style:font-name-complex="Arial1"/>
    </style:style>
    <style:style style:name="P64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1" style:font-style-asian="italic" style:font-name-complex="Arial1" style:font-style-complex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1c3d77" style:font-name-asian="Arial1" style:font-name-complex="Arial1"/>
    </style:style>
    <style:style style:name="T3" style:family="text">
      <style:text-properties style:font-name="Arial" officeooo:rsid="001d860d" style:font-name-asian="Arial1" style:font-name-complex="Arial1"/>
    </style:style>
    <style:style style:name="T4" style:family="text">
      <style:text-properties style:font-name="Arial" officeooo:rsid="001f0575" style:font-name-asian="Arial1" style:font-name-complex="Arial1"/>
    </style:style>
    <style:style style:name="T5" style:family="text">
      <style:text-properties style:font-name="Arial" officeooo:rsid="001f2abb" style:font-name-asian="Arial1" style:font-name-complex="Arial1"/>
    </style:style>
    <style:style style:name="T6" style:family="text">
      <style:text-properties style:font-name="Arial" officeooo:rsid="0020157c" style:font-name-asian="Arial1" style:font-name-complex="Arial1"/>
    </style:style>
    <style:style style:name="T7" style:family="text">
      <style:text-properties style:font-name="Arial" officeooo:rsid="0020b18e" style:font-name-asian="Arial1" style:font-name-complex="Arial1"/>
    </style:style>
    <style:style style:name="T8" style:family="text">
      <style:text-properties style:font-name="Arial" officeooo:rsid="002464d8" style:font-name-asian="Arial1" style:font-name-complex="Arial1"/>
    </style:style>
    <style:style style:name="T9" style:family="text">
      <style:text-properties style:font-name="Arial" officeooo:rsid="00249721" style:font-name-asian="Arial1" style:font-name-complex="Arial1"/>
    </style:style>
    <style:style style:name="T10" style:family="text">
      <style:text-properties style:font-name="Arial" officeooo:rsid="0025b039" style:font-name-asian="Arial1" style:font-name-complex="Arial1"/>
    </style:style>
    <style:style style:name="T11" style:family="text">
      <style:text-properties style:font-name="Arial" officeooo:rsid="0026cead" style:font-name-asian="Arial1" style:font-name-complex="Arial1"/>
    </style:style>
    <style:style style:name="T12" style:family="text">
      <style:text-properties style:font-name="Arial" officeooo:rsid="0028acd6" style:font-name-asian="Arial1" style:font-name-complex="Arial1"/>
    </style:style>
    <style:style style:name="T13" style:family="text">
      <style:text-properties style:font-name="Arial" officeooo:rsid="002af157" style:font-name-asian="Arial1" style:font-name-complex="Arial1"/>
    </style:style>
    <style:style style:name="T14" style:family="text">
      <style:text-properties style:font-name="Arial" officeooo:rsid="002c75bf" style:font-name-asian="Arial1" style:font-name-complex="Arial1"/>
    </style:style>
    <style:style style:name="T15" style:family="text">
      <style:text-properties style:font-name="Arial" officeooo:rsid="002cc521" style:font-name-asian="Arial1" style:font-name-complex="Arial1"/>
    </style:style>
    <style:style style:name="T16" style:family="text">
      <style:text-properties style:font-name="Arial" officeooo:rsid="002d0e37" style:font-name-asian="Arial1" style:font-name-complex="Arial1"/>
    </style:style>
    <style:style style:name="T17" style:family="text">
      <style:text-properties style:font-name="Arial" fo:font-style="italic" style:font-name-asian="Arial1" style:font-style-asian="italic" style:font-name-complex="Arial1"/>
    </style:style>
    <style:style style:name="T18" style:family="text">
      <style:text-properties style:font-name="Arial" fo:font-style="italic" officeooo:rsid="00249721" style:font-name-asian="Arial1" style:font-style-asian="italic" style:font-name-complex="Arial1"/>
    </style:style>
    <style:style style:name="T19" style:family="text">
      <style:text-properties style:font-name="Arial" fo:font-style="italic" officeooo:rsid="0025b039" style:font-name-asian="Arial1" style:font-style-asian="italic" style:font-name-complex="Arial1"/>
    </style:style>
    <style:style style:name="T20" style:family="text">
      <style:text-properties style:font-name="Arial" fo:font-style="italic" officeooo:rsid="0028acd6" style:font-name-asian="Arial1" style:font-style-asian="italic" style:font-name-complex="Arial1"/>
    </style:style>
    <style:style style:name="T21" style:family="text">
      <style:text-properties style:font-name="Arial" fo:font-style="italic" officeooo:rsid="002cc521" style:font-name-asian="Arial1" style:font-style-asian="italic" style:font-name-complex="Arial1"/>
    </style:style>
    <style:style style:name="T22" style:family="text">
      <style:text-properties officeooo:rsid="001bfc8e"/>
    </style:style>
    <style:style style:name="T23" style:family="text">
      <style:text-properties officeooo:rsid="001d860d"/>
    </style:style>
    <style:style style:name="T24" style:family="text">
      <style:text-properties officeooo:rsid="001f0575"/>
    </style:style>
    <style:style style:name="T25" style:family="text">
      <style:text-properties officeooo:rsid="0025b039"/>
    </style:style>
    <style:style style:name="T26" style:family="text">
      <style:text-properties officeooo:rsid="0026cead"/>
    </style:style>
    <style:style style:name="T27" style:family="text">
      <style:text-properties officeooo:rsid="002a304f"/>
    </style:style>
    <style:style style:name="T28" style:family="text">
      <style:text-properties officeooo:rsid="002af157"/>
    </style:style>
    <style:style style:name="T29" style:family="text">
      <style:text-properties officeooo:rsid="002c75bf"/>
    </style:style>
    <style:style style:name="T30" style:family="text">
      <style:text-properties officeooo:rsid="002cc521"/>
    </style:style>
    <style:style style:name="T31" style:family="text">
      <style:text-properties officeooo:rsid="002d0e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98683" text:style-name="L1">
        <text:list-item>
          <text:p text:style-name="P29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8">Assignment 1</text:p>
          </table:table-cell>
          <table:covered-table-cell/>
          <table:table-cell table:style-name="Table1.C1" table:number-columns-spanned="2" office:value-type="string">
            <text:p text:style-name="P8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Course</text:p>
          </table:table-cell>
          <table:covered-table-cell/>
          <table:table-cell table:style-name="Table1.C2" table:number-columns-spanned="2" office:value-type="string">
            <text:p text:style-name="P8">Practical Plantics and Smart Things - 2020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8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1">№</text:p>
          </table:table-cell>
          <table:table-cell table:style-name="Table1.A5" table:number-columns-spanned="2" office:value-type="string">
            <text:p text:style-name="P20">Pseudonym <text:span text:style-name="T22">noidea, lea</text:span></text:p>
          </table:table-cell>
          <table:covered-table-cell/>
          <table:table-cell table:style-name="Table1.A5" office:value-type="string">
            <text:p text:style-name="P20">Face-to-face/ online</text:p>
          </table:table-cell>
        </table:table-row>
        <table:table-row table:style-name="Table1.3">
          <table:table-cell table:style-name="Table1.A6" office:value-type="string">
            <text:p text:style-name="P21">1</text:p>
          </table:table-cell>
          <table:table-cell table:style-name="Table1.B6" table:number-columns-spanned="2" office:value-type="string">
            <text:p text:style-name="P20">Instructor</text:p>
          </table:table-cell>
          <table:covered-table-cell/>
          <table:table-cell table:style-name="Table1.D6" office:value-type="string">
            <text:p text:style-name="P20">face-to-face</text:p>
          </table:table-cell>
        </table:table-row>
      </table:table>
      <text:p text:style-name="P4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roject name</text:p>
          </table:table-cell>
          <table:table-cell table:style-name="Table2.B1" office:value-type="string">
            <text:p text:style-name="P22">i<text:span text:style-name="T28">Plant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863802753" text:style-name="WWNum5">
              <text:list-item>
                <text:p text:style-name="P30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2"><text:span text:style-name="T1">The </text:span><text:span text:style-name="T17">Internet of Things (IoT)</text:span><text:span text:style-name="T1"> has made our homes and electrical appliances smarter, interconnected and easier to use. </text:span><text:span text:style-name="T2">The proposed project develops a smart home appliance – i</text:span><text:span text:style-name="T13">Plant </text:span><text:span text:style-name="T2">th</text:span><text:span text:style-name="T13">a</text:span><text:span text:style-name="T2">t is able to recognize plants and their needs using face (plants) recognition technology based on OpenCv and Scikit-Learn python libraries.</text:span></text:p>
            <text:p text:style-name="P13">The hardware implementation is based on Raspberry Pi <text:span text:style-name="T23">3 Model B,</text:span> single board computer, equipped with following sensors:</text:p>
            <text:list xml:id="list3782807503" text:style-name="WWNum1">
              <text:list-item>
                <text:p text:style-name="P32"><text:span text:style-name="T17">High resolution camera </text:span><text:span text:style-name="T1">- used to take </text:span><text:span text:style-name="T3">plants</text:span><text:span text:style-name="T1">’s pictures and send them to the </text:span><text:span text:style-name="T3">plant</text:span><text:span text:style-name="T1"> recognition service;</text:span></text:p>
              </text:list-item>
              <text:list-item>
                <text:p text:style-name="P35">Humidity sensor – used to check plant’s humidity</text:p>
              </text:list-item>
              <text:list-item>
                <text:p text:style-name="P35">Temperature sensor – used to check the temperature of the plants</text:p>
              </text:list-item>
              <text:list-item>
                <text:p text:style-name="P40"><text:span text:style-name="T1">Infrared sensor</text:span><text:span text:style-name="T14">s</text:span><text:span text:style-name="T1"> – check</text:span><text:span text:style-name="T4">s</text:span><text:span text:style-name="T1"> if there is plant</text:span><text:span text:style-name="T4">s</text:span><text:span text:style-name="T1"> or </text:span><text:span text:style-name="T4">soil</text:span></text:p>
              </text:list-item>
              <text:list-item>
                <text:p text:style-name="P41">Sensors for measuring distance (Sensor Distance Measurment) – easy space navigation (4 for all directions)</text:p>
              </text:list-item>
              <text:list-item>
                <text:p text:style-name="P41">Chassis drive engine</text:p>
              </text:list-item>
              <text:list-item>
                <text:p text:style-name="P42"><text:span text:style-name="T1">Camera drive motor </text:span><text:span text:style-name="T5">engine</text:span></text:p>
              </text:list-item>
              <text:list-item>
                <text:p text:style-name="P43"><text:span text:style-name="T1">Motor to drive the arm</text:span><text:span text:style-name="T6">s</text:span></text:p>
              </text:list-item>
            </text:list>
            <text:p text:style-name="P13">ICM actuators include:</text:p>
            <text:list xml:id="list2148016983" text:style-name="WWNum4">
              <text:list-item>
                <text:p text:style-name="P34"><text:span text:style-name="T24">One </text:span>small pump – <text:span text:style-name="T24">allowing to water the plant,and switched on/off by MOSFETs commanded by RPI GRIO;</text:span></text:p>
              </text:list-item>
              <text:list-item>
                <text:p text:style-name="P37">3D gimbal with 2 servos - allowing to move the camera in horizontal and vertical directions based on commands coming from the service;</text:p>
              </text:list-item>
            </text:list>
            <text:p text:style-name="P23"/>
            <text:p text:style-name="P23"/>
            <text:p text:style-name="P13"><text:soft-page-break/>The <text:span text:style-name="T25">iPlant</text:span> has the following main modes of operation:</text:p>
            <text:list xml:id="list525388004" text:style-name="WWNum3">
              <text:list-item>
                <text:p text:style-name="P33"><text:span text:style-name="T17">Sleeping mode</text:span><text:span text:style-name="T1"> - the default mode when the </text:span><text:span text:style-name="T6">iPlant</text:span><text:span text:style-name="T1"> is inactive;</text:span></text:p>
              </text:list-item>
              <text:list-item>
                <text:p text:style-name="P38"><text:span text:style-name="T1">Automatic – activated by the user trough web application. It contains automaic checking all plants conditions and if there is new plant to add</text:span><text:span text:style-name="T7">s</text:span><text:span text:style-name="T1"> it in the data base</text:span></text:p>
              </text:list-item>
              <text:list-item>
                <text:p text:style-name="P36">Personalized/ Customized – the user provides infromation which plants to be checked and watered</text:p>
              </text:list-item>
            </text:list>
            <text:p text:style-name="P28"><text:span text:style-name="T1">There is also a web application coupled with REST/JSON API allowing the users to connect with </text:span><text:span text:style-name="T8">iPlant</text:span><text:span text:style-name="T1">, see its working status, and </text:span><text:span text:style-name="T8">conditions of plants </text:span><text:span text:style-name="T1">in real-time, re-train the system by providing new pictures, specify/change </text:span><text:span text:style-name="T8">the order of checking the plants</text:span><text:span text:style-name="T1"> or schedule </text:span><text:span text:style-name="T8">plants watering</text:span><text:span text:style-name="T1"> for later time. The </text:span><text:span text:style-name="T10">iPlant </text:span><text:span text:style-name="T1">uses </text:span><text:span text:style-name="T17">Server Sent Events (SSE)/WebSocket</text:span><text:span text:style-name="T1"> <text:s/>server push alerts to warn the administrative user when </text:span><text:span text:style-name="T8">the vitality of plant is critical.</text:span><text:span text:style-name="T1"> <text:s/></text:span></text:p>
            <text:p text:style-name="P13">The main user roles (actors in UML) are:</text:p>
            <text:list xml:id="list3424306336" text:style-name="WWNum2">
              <text:list-item>
                <text:p text:style-name="P39"><text:span text:style-name="T17">Registered User</text:span><text:span text:style-name="T1"> – </text:span><text:span text:style-name="T8">can choose the order and shedule of plants watering, can see when last the plants were watered and their vitality.</text:span></text:p>
              </text:list-item>
              <text:list-item>
                <text:p text:style-name="P44"><text:span text:style-name="T17">Administrator</text:span><text:span text:style-name="T1"> (extends </text:span><text:span text:style-name="T17">Registered User</text:span><text:span text:style-name="T1">) – </text:span><text:span text:style-name="T8">can add new plants and information for them, can </text:span><text:span text:style-name="T9">cancel or change other users schedule of plants watering.</text:span></text:p>
              </text:list-item>
            </text:list>
            <text:p text:style-name="P13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184253532760339" text:continue-list="list2863802753" text:style-name="WWNum5">
              <text:list-item>
                <text:p text:style-name="P31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Use case name</text:p>
          </table:table-cell>
          <table:table-cell table:style-name="Table4.A2" office:value-type="string">
            <text:p text:style-name="P11">Brief Descriptions</text:p>
          </table:table-cell>
          <table:table-cell table:style-name="Table4.A2" office:value-type="string">
            <text:p text:style-name="P11">Actors Involved</text:p>
          </table:table-cell>
        </table:table-row>
        <table:table-row table:style-name="Table4.1">
          <table:table-cell table:style-name="Table4.A3" office:value-type="string">
            <text:list xml:id="list184253257271601" text:continue-numbering="true" text:style-name="WWNum5">
              <text:list-item>
                <text:list>
                  <text:list-item>
                    <text:p text:style-name="P45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0">The User can browse the information about the plants and their vitality and application fuctionality available using the mobile app client.</text:p>
          </table:table-cell>
          <table:table-cell table:style-name="Table4.C3" office:value-type="string">
            <text:p text:style-name="P24">All users</text:p>
          </table:table-cell>
        </table:table-row>
        <table:table-row table:style-name="Table4.1">
          <table:table-cell table:style-name="Table4.A4" office:value-type="string">
            <text:list xml:id="list184254212156724" text:continue-numbering="true" text:style-name="WWNum5">
              <text:list-item>
                <text:list>
                  <text:list-item>
                    <text:p text:style-name="P45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7"><text:span text:style-name="T17">Unregistered User </text:span><text:span text:style-name="T1">can register in the system by providing a </text:span><text:span text:style-name="T9">nickname</text:span><text:span text:style-name="T1">, choosing password, </text:span><text:span text:style-name="T9">and enter valid 4 digit Token Key given by the administarator</text:span><text:span text:style-name="T1">. By default, all new registered users have a </text:span><text:span text:style-name="T17">Registered User </text:span><text:span text:style-name="T1">role. In the mobile app the </text:span><text:span text:style-name="T17">User</text:span><text:span text:style-name="T1"> can provide a </text:span><text:span text:style-name="T17">4 digit Token Key</text:span><text:span text:style-name="T1"> in order to identify him/herself with the currently recognized active user profile registered automatically by using </text:span><text:span text:style-name="T17">ICM Machine Learning Service</text:span><text:span text:style-name="T1">.</text:span></text:p>
            <text:p text:style-name="P9"/>
            <text:p text:style-name="P7"><text:span text:style-name="T17">Administrator</text:span><text:span text:style-name="T1"> can register new users by entering </text:span><text:span text:style-name="T17">User Data, </text:span><text:span text:style-name="T18">gives 4 digit Token Key and </text:span><text:span text:style-name="T1">choosing a </text:span><text:span text:style-name="T17">Role </text:span><text:span text:style-name="T1">(</text:span><text:span text:style-name="T17">Registered User</text:span><text:span text:style-name="T1"> or </text:span><text:span text:style-name="T17">Administrator</text:span><text:span text:style-name="T1">).</text:span></text:p>
          </table:table-cell>
          <table:table-cell table:style-name="Table4.C4" office:value-type="string">
            <text:p text:style-name="P26">Unregistered User, Administrator</text:p>
          </table:table-cell>
        </table:table-row>
        <text:soft-page-break/>
        <table:table-row table:style-name="Table4.1">
          <table:table-cell table:style-name="Table4.A5" office:value-type="string">
            <text:list xml:id="list184254139245245" text:continue-numbering="true" text:style-name="WWNum5">
              <text:list-item>
                <text:list>
                  <text:list-item>
                    <text:p text:style-name="P45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4"><text:span text:style-name="T17">Registered User </text:span><text:span text:style-name="T1">can view and edit her personal </text:span><text:span text:style-name="T17">User Data </text:span><text:span text:style-name="T1">including </text:span><text:span text:style-name="T9">preferences about the order and when the plants to be watered, change his nickname and password as well as enter a 4 digit Token Key provided by the administrator of iPlant.</text:span></text:p>
            <text:p text:style-name="P14"><text:span text:style-name="T17">Administrator</text:span><text:span text:style-name="T1"> can view and edit </text:span><text:span text:style-name="T17">User Data</text:span><text:span text:style-name="T1"> of all </text:span><text:span text:style-name="T17">Users</text:span><text:span text:style-name="T1"> and assign them </text:span><text:span text:style-name="T17">Roles</text:span><text:span text:style-name="T1">: </text:span><text:span text:style-name="T17">Registered User</text:span><text:span text:style-name="T1"> or </text:span><text:span text:style-name="T17">Administrator</text:span><text:span text:style-name="T1">.</text:span></text:p>
          </table:table-cell>
          <table:table-cell table:style-name="Table4.C5" office:value-type="string">
            <text:p text:style-name="P15">Registered User, Administrator</text:p>
          </table:table-cell>
        </table:table-row>
        <table:table-row table:style-name="Table4.1">
          <table:table-cell table:style-name="Table4.A6" office:value-type="string">
            <text:list xml:id="list184254664422687" text:continue-numbering="true" text:style-name="WWNum5">
              <text:list-item>
                <text:list>
                  <text:list-item>
                    <text:p text:style-name="P51">Manage Users 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4"><text:span text:style-name="T17">Administrator</text:span><text:span text:style-name="T1"> can browse and filter users based on different criteria: email and Role. </text:span></text:p>
            <text:p text:style-name="P14"><text:span text:style-name="T17">Administrator</text:span><text:span text:style-name="T1"> can choose a </text:span><text:span text:style-name="T17">User</text:span><text:span text:style-name="T1"> to manage, and can manage the chosen </text:span><text:span text:style-name="T17">User </text:span><text:span text:style-name="T1">- edit (using </text:span><text:span text:style-name="T17">Change User Data UC</text:span><text:span text:style-name="T1">) or delete.</text:span></text:p>
            <text:p text:style-name="P14"><text:span text:style-name="T17">Administrator</text:span><text:span text:style-name="T1"> can create a new user using </text:span><text:span text:style-name="T17">Register UC</text:span><text:span text:style-name="T1">.</text:span></text:p>
            <text:p text:style-name="P16">Administrator can add new plants and informationf for them.</text:p>
          </table:table-cell>
          <table:table-cell table:style-name="Table4.C6" office:value-type="string">
            <text:p text:style-name="P15">Administrator</text:p>
          </table:table-cell>
        </table:table-row>
        <table:table-row table:style-name="Table4.1">
          <table:table-cell table:style-name="Table4.A7" office:value-type="string">
            <text:list xml:id="list184254575254700" text:continue-numbering="true" text:style-name="WWNum5">
              <text:list-item>
                <text:list>
                  <text:list-item>
                    <text:p text:style-name="P52">Manage <text:span text:style-name="T25">Plants Watering</text:span>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14"><text:span text:style-name="T17">Administrator</text:span><text:span text:style-name="T1"> can create/ edit/ delete predefined </text:span><text:span text:style-name="T10">plants watering schedule</text:span><text:span text:style-name="T1"> that are proposed to the new users to choose from.</text:span></text:p>
          </table:table-cell>
          <table:table-cell table:style-name="Table4.C7" office:value-type="string">
            <text:p text:style-name="P15">Administrator</text:p>
          </table:table-cell>
        </table:table-row>
        <table:table-row table:style-name="Table4.1">
          <table:table-cell table:style-name="Table4.A8" office:value-type="string">
            <text:list xml:id="list184254125226625" text:continue-numbering="true" text:style-name="WWNum5">
              <text:list-item>
                <text:list>
                  <text:list-item>
                    <text:p text:style-name="P51">Schedule <text:span text:style-name="T25">Plants Watering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14"><text:span text:style-name="T17">Registered User </text:span><text:span text:style-name="T1">can browse her/his </text:span><text:span text:style-name="T17">Scheduled </text:span><text:span text:style-name="T19">waterings,</text:span><text:span text:style-name="T17"> </text:span><text:span text:style-name="T1">add new ones and cancel them.</text:span></text:p>
            <text:p text:style-name="P14"><text:span text:style-name="T17">Administrator</text:span><text:span text:style-name="T1"> can cancel all scheduled </text:span><text:span text:style-name="T10">waterings </text:span><text:span text:style-name="T1">of all users.</text:span></text:p>
          </table:table-cell>
          <table:table-cell table:style-name="Table4.C8" office:value-type="string">
            <text:p text:style-name="P15">Registered User, Administrator</text:p>
          </table:table-cell>
        </table:table-row>
        <table:table-row table:style-name="Table4.1">
          <table:table-cell table:style-name="Table4.A9" office:value-type="string">
            <text:list xml:id="list184253586065567" text:continue-numbering="true" text:style-name="WWNum5">
              <text:list-item>
                <text:list>
                  <text:list-item>
                    <text:p text:style-name="P52">Check <text:span text:style-name="T25">iPlant</text:span> Status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14"><text:span text:style-name="T17">Registered User </text:span><text:span text:style-name="T1">can check the real-time </text:span><text:span text:style-name="T10">watering, checking and </text:span><text:span text:style-name="T19">taking picture while accomplished the schedule </text:span><text:span text:style-name="T1">.</text:span></text:p>
            <text:p text:style-name="P14"><text:span text:style-name="T17">Administrator</text:span><text:span text:style-name="T1"> can check the levels of supplies (</text:span><text:span text:style-name="T10">water</text:span><text:span text:style-name="T1">) and the </text:span><text:span text:style-name="T10">iPlant </text:span><text:span text:style-name="T1">working status.</text:span></text:p>
          </table:table-cell>
          <table:table-cell table:style-name="Table4.C9" office:value-type="string">
            <text:p text:style-name="P15">Registered User, Administrator</text:p>
          </table:table-cell>
        </table:table-row>
        <table:table-row table:style-name="Table4.1">
          <table:table-cell table:style-name="Table4.A10" office:value-type="string">
            <text:list xml:id="list184254608928387" text:continue-numbering="true" text:style-name="WWNum5">
              <text:list-item>
                <text:list>
                  <text:list-item>
                    <text:p text:style-name="P53">Automatic User/<text:span text:style-name="T25">Plant</text:span> Registration using <text:span text:style-name="T25">iPlant</text:span>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Standard"><text:span text:style-name="T17">Unregistered User </text:span><text:span text:style-name="T1">can register in the system by </text:span><text:span text:style-name="T10">entering valid 4 digit gode given from the administartor,nickname, password.</text:span></text:p>
          </table:table-cell>
          <table:table-cell table:style-name="Table4.C10" office:value-type="string">
            <text:p text:style-name="P27">Unregistered User</text:p>
          </table:table-cell>
        </table:table-row>
        <table:table-row table:style-name="Table4.1">
          <table:table-cell table:style-name="Table4.A11" office:value-type="string">
            <text:list xml:id="list184254389171425" text:continue-numbering="true" text:style-name="WWNum5">
              <text:list-item>
                <text:list>
                  <text:list-item>
                    <text:p text:style-name="P51">Automatic Registered User Recognition and <text:span text:style-name="T29">Plant Watering</text:span>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14"><text:span text:style-name="T17">Registered User </text:span><text:span text:style-name="T1">or </text:span><text:span text:style-name="T17">Administrator</text:span><text:span text:style-name="T1"> </text:span><text:span text:style-name="T10">through his/hers web app activates the iPlant and choose the working mode. If he/she choose Personalized mode automatic use the preferences of the user or he can change them.</text:span></text:p>
          </table:table-cell>
          <table:table-cell table:style-name="Table4.C11" office:value-type="string">
            <text:p text:style-name="P15">Registered User, Administrator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list xml:id="list184254702902802" text:continue-numbering="true" text:style-name="WWNum5">
              <text:list-item>
                <text:p text:style-name="P31">Main Views (Mobile Web App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View name</text:p>
          </table:table-cell>
          <table:table-cell table:style-name="Table5.A2" office:value-type="string">
            <text:p text:style-name="P11">Brief Descriptions</text:p>
          </table:table-cell>
          <table:table-cell table:style-name="Table5.A2" office:value-type="string">
            <text:p text:style-name="P11">URI</text:p>
          </table:table-cell>
        </table:table-row>
        <table:table-row table:style-name="Table5.1">
          <table:table-cell table:style-name="Table5.A3" office:value-type="string">
            <text:list xml:id="list184253114412151" text:continue-numbering="true" text:style-name="WWNum5">
              <text:list-item>
                <text:list>
                  <text:list-item>
                    <text:p text:style-name="P45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9">Presents the introductory information for the purpose of the system as well as detailed instructions how to start using it. Prominently offers ability to register.</text:p>
          </table:table-cell>
          <table:table-cell table:style-name="Table5.C3" office:value-type="string">
            <text:p text:style-name="P24">/</text:p>
          </table:table-cell>
        </table:table-row>
        <table:table-row table:style-name="Table5.1">
          <table:table-cell table:style-name="Table5.A4" office:value-type="string">
            <text:list xml:id="list184252974677385" text:continue-numbering="true" text:style-name="WWNum5">
              <text:list-item>
                <text:list>
                  <text:list-item>
                    <text:p text:style-name="P46"><text:bookmark text:name="_30j0zll"/>Plant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7"><text:span text:style-name="T1">Presents available </text:span><text:span text:style-name="T11">plants to Registered User. Offers abilities to browse, choose, create, read, update, delete Plants (for Registered Users and Administrators only).</text:span></text:p>
          </table:table-cell>
          <table:table-cell table:style-name="Table5.C4" office:value-type="string">
            <text:p text:style-name="P26">/<text:span text:style-name="T26">plants</text:span></text:p>
          </table:table-cell>
        </table:table-row>
        <table:table-row table:style-name="Table5.1">
          <table:table-cell table:style-name="Table5.A5" office:value-type="string">
            <text:list xml:id="list184254367558482" text:continue-numbering="true" text:style-name="WWNum5">
              <text:list-item>
                <text:list>
                  <text:list-item>
                    <text:p text:style-name="P47">Check a plant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7"><text:span text:style-name="T1">Allows </text:span><text:span text:style-name="T11">to go through plants information such as when last was watered, its status, when was registrated, what is the entered by the administrator information.</text:span></text:p>
          </table:table-cell>
          <table:table-cell table:style-name="Table5.C5" office:value-type="string">
            <text:p text:style-name="P26">/<text:span text:style-name="T26">check</text:span></text:p>
          </table:table-cell>
        </table:table-row>
        <table:table-row table:style-name="Table5.1">
          <table:table-cell table:style-name="Table5.A6" office:value-type="string">
            <text:list xml:id="list184253008662599" text:continue-numbering="true" text:style-name="WWNum5">
              <text:list-item>
                <text:list>
                  <text:list-item>
                    <text:p text:style-name="P47">Choose Mode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7"><text:span text:style-name="T1">Allows to </text:span><text:span text:style-name="T11">choose Mode of iPlant – Automatic or customized. By choosing automatic, iPlant start</text:span><text:span text:style-name="T14">s</text:span><text:span text:style-name="T11"> the default plan. By choosing customized , there is menu to customize iPlant plan.</text:span></text:p>
          </table:table-cell>
          <table:table-cell table:style-name="Table5.C6" office:value-type="string">
            <text:p text:style-name="P26">/<text:span text:style-name="T26">choose</text:span></text:p>
          </table:table-cell>
        </table:table-row>
        <table:table-row table:style-name="Table5.7">
          <table:table-cell table:style-name="Table5.A7" office:value-type="string">
            <text:list xml:id="list184254428732001" text:continue-numbering="true" text:style-name="WWNum5">
              <text:list-item>
                <text:list>
                  <text:list-item>
                    <text:p text:style-name="P54">Check <text:span text:style-name="T26">iPlant</text:span> State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17"><text:span text:style-name="T1">Allows </text:span><text:span text:style-name="T17">Administrators </text:span><text:span text:style-name="T1">to check the availability of different </text:span><text:span text:style-name="T12">water levels</text:span><text:span text:style-name="T1">, as well as current </text:span><text:span text:style-name="T11">checking and watering</text:span><text:span text:style-name="T1"> status, and statistical data about the </text:span><text:span text:style-name="T12">water</text:span><text:span text:style-name="T1"> supply consumption.</text:span></text:p>
          </table:table-cell>
          <table:table-cell table:style-name="Table5.C7" office:value-type="string">
            <text:p text:style-name="P18">/state</text:p>
          </table:table-cell>
        </table:table-row>
        <table:table-row table:style-name="Table5.7">
          <table:table-cell table:style-name="Table5.A8" office:value-type="string">
            <text:list xml:id="list184253668712291" text:continue-numbering="true" text:style-name="WWNum5">
              <text:list-item>
                <text:list>
                  <text:list-item>
                    <text:p text:style-name="P54">Receive Supply Critical Level Alert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17"><text:span text:style-name="T1">Allows </text:span><text:span text:style-name="T17">Administrators </text:span><text:span text:style-name="T1">to receive in real time push messages to their mobile devices, warning them when </text:span><text:span text:style-name="T12">water</text:span><text:span text:style-name="T1"> levels become critical (with a configurable threshold), and advising them to take appropriate action.</text:span></text:p>
          </table:table-cell>
          <table:table-cell table:style-name="Table5.C8" office:value-type="string">
            <text:p text:style-name="P18">/alert</text:p>
          </table:table-cell>
        </table:table-row>
        <table:table-row table:style-name="Table5.1">
          <table:table-cell table:style-name="Table5.A9" office:value-type="string">
            <text:list xml:id="list184254892193252" text:continue-numbering="true" text:style-name="WWNum5">
              <text:list-item>
                <text:list>
                  <text:list-item>
                    <text:p text:style-name="P48">Register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14"><text:span text:style-name="T1">Presents a view allowing the </text:span><text:span text:style-name="T17">Unregistered User </text:span><text:span text:style-name="T1">to register with </text:span><text:span text:style-name="T12">iPlant</text:span><text:span text:style-name="T17"> App</text:span><text:span text:style-name="T1">, as well as to configure their </text:span><text:span text:style-name="T20">schedule of watering and checking. </text:span><text:span text:style-name="T1"><text:s/>Alternatively User can enter a </text:span><text:span text:style-name="T17">4 digit Token Key</text:span><text:span text:style-name="T1"> presented by </text:span><text:span text:style-name="T12">administrator</text:span><text:span text:style-name="T1"> in order to identify herself with the currently recognized active user profile registered automatically by using </text:span><text:span text:style-name="T12">iPlant </text:span><text:span text:style-name="T17">Machine Learning Service</text:span><text:span text:style-name="T1">.</text:span></text:p>
          </table:table-cell>
          <table:table-cell table:style-name="Table5.C9" office:value-type="string">
            <text:p text:style-name="P15">/register</text:p>
          </table:table-cell>
        </table:table-row>
        <table:table-row table:style-name="Table5.1">
          <table:table-cell table:style-name="Table5.A10" office:value-type="string">
            <text:list xml:id="list184253431477652" text:continue-numbering="true" text:style-name="WWNum5">
              <text:list-item>
                <text:list>
                  <text:list-item>
                    <text:p text:style-name="P48">Login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14"><text:span text:style-name="T1">Presents a view allowing the </text:span><text:span text:style-name="T17">Users </text:span><text:span text:style-name="T1">to login.</text:span></text:p>
          </table:table-cell>
          <table:table-cell table:style-name="Table5.C10" office:value-type="string">
            <text:p text:style-name="P15">/login</text:p>
          </table:table-cell>
        </table:table-row>
        <table:table-row table:style-name="Table5.1">
          <table:table-cell table:style-name="Table5.A11" office:value-type="string">
            <text:list xml:id="list184254078066773" text:continue-numbering="true" text:style-name="WWNum5">
              <text:list-item>
                <text:list>
                  <text:list-item>
                    <text:p text:style-name="P45">User Data 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14"><text:span text:style-name="T1">Presents ability to view and edit personal </text:span><text:span text:style-name="T17">User Data</text:span><text:span text:style-name="T1"> and preferences.</text:span></text:p>
          </table:table-cell>
          <table:table-cell table:style-name="Table5.C11" office:value-type="string">
            <text:p text:style-name="P15">/personal</text:p>
          </table:table-cell>
        </table:table-row>
        <text:soft-page-break/>
        <table:table-row table:style-name="Table5.1">
          <table:table-cell table:style-name="Table5.A12" office:value-type="string">
            <text:list xml:id="list184254486341727" text:continue-numbering="true" text:style-name="WWNum5">
              <text:list-item>
                <text:list>
                  <text:list-item>
                    <text:p text:style-name="P51">Users </text:p>
                  </text:list-item>
                </text:list>
              </text:list-item>
            </text:list>
          </table:table-cell>
          <table:table-cell table:style-name="Table5.B12" office:value-type="string">
            <text:p text:style-name="P14"><text:span text:style-name="T1">Presents ability to manage (CRUD) Users and their User Data (available for </text:span><text:span text:style-name="T17">Administrators</text:span><text:span text:style-name="T1"> only, as described in UCs). </text:span></text:p>
          </table:table-cell>
          <table:table-cell table:style-name="Table5.C12" office:value-type="string">
            <text:p text:style-name="P15">/users</text:p>
          </table:table-cell>
        </table:table-row>
        <table:table-row table:style-name="Table5.1">
          <table:table-cell table:style-name="Table5.A13" office:value-type="string">
            <text:list xml:id="list184253348450113" text:continue-numbering="true" text:style-name="WWNum5">
              <text:list-item>
                <text:list>
                  <text:list-item>
                    <text:p text:style-name="P51">About</text:p>
                  </text:list-item>
                </text:list>
              </text:list-item>
            </text:list>
          </table:table-cell>
          <table:table-cell table:style-name="Table5.B13" office:value-type="string">
            <text:p text:style-name="P14"><text:span text:style-name="T1">Presents information about the </text:span><text:span text:style-name="T20">iPlant </text:span><text:span text:style-name="T1"><text:s/>project and his owner.</text:span></text:p>
          </table:table-cell>
          <table:table-cell table:style-name="Table5.C13" office:value-type="string">
            <text:p text:style-name="P15">/about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184253673011142" text:continue-numbering="true" text:style-name="WWNum5">
              <text:list-item>
                <text:p text:style-name="P31">API Resources (REST/SSE/WebSocket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1">View name</text:p>
          </table:table-cell>
          <table:table-cell table:style-name="Table6.A2" office:value-type="string">
            <text:p text:style-name="P11">Brief Descriptions</text:p>
          </table:table-cell>
          <table:table-cell table:style-name="Table6.A2" office:value-type="string">
            <text:p text:style-name="P11">URI</text:p>
          </table:table-cell>
        </table:table-row>
        <table:table-row table:style-name="Table6.1">
          <table:table-cell table:style-name="Table6.A3" office:value-type="string">
            <text:list xml:id="list184253997130411" text:continue-numbering="true" text:style-name="WWNum5">
              <text:list-item>
                <text:list>
                  <text:list-item>
                    <text:p text:style-name="P45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7"><text:span text:style-name="T1">GET </text:span><text:span text:style-name="T17">User Data</text:span><text:span text:style-name="T1"> for all users, and POST new </text:span><text:span text:style-name="T17">User Data</text:span><text:span text:style-name="T1"> (Id is auto-filled by </text:span><text:span text:style-name="T17">ICM</text:span><text:span text:style-name="T1"> and modified entity is returned as result from POST request). Available only for </text:span><text:span text:style-name="T17">Administrators</text:span><text:span text:style-name="T1">.</text:span></text:p>
          </table:table-cell>
          <table:table-cell table:style-name="Table6.C3" office:value-type="string">
            <text:p text:style-name="P25">/api/users</text:p>
          </table:table-cell>
        </table:table-row>
        <table:table-row table:style-name="Table6.1">
          <table:table-cell table:style-name="Table6.A4" office:value-type="string">
            <text:list xml:id="list184254766097017" text:continue-numbering="true" text:style-name="WWNum5">
              <text:list-item>
                <text:list>
                  <text:list-item>
                    <text:p text:style-name="P45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7"><text:span text:style-name="T1">GET, PUT, DELETE </text:span><text:span text:style-name="T17">User Data</text:span><text:span text:style-name="T1"> for </text:span><text:span text:style-name="T17">User</text:span><text:span text:style-name="T1"> with specified </text:span><text:span text:style-name="T17">userId</text:span><text:span text:style-name="T1">, according to restrictions described in UCs.</text:span></text:p>
          </table:table-cell>
          <table:table-cell table:style-name="Table6.C4" office:value-type="string">
            <text:p text:style-name="P25">/api/users/{userId}</text:p>
          </table:table-cell>
        </table:table-row>
        <table:table-row table:style-name="Table6.1">
          <table:table-cell table:style-name="Table6.A5" office:value-type="string">
            <text:list xml:id="list184253336994705" text:continue-numbering="true" text:style-name="WWNum5">
              <text:list-item>
                <text:list>
                  <text:list-item>
                    <text:p text:style-name="P48">Login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7"><text:span text:style-name="T1">POST </text:span><text:span text:style-name="T17">User Credentials</text:span><text:span text:style-name="T1"> (e-mail address and password) and receive a valid </text:span><text:span text:style-name="T17">Security Token</text:span><text:span text:style-name="T1"> to use in subsequent API requests.</text:span></text:p>
          </table:table-cell>
          <table:table-cell table:style-name="Table6.C5" office:value-type="string">
            <text:p text:style-name="P25">/api/login</text:p>
          </table:table-cell>
        </table:table-row>
        <table:table-row table:style-name="Table6.1">
          <table:table-cell table:style-name="Table6.A6" office:value-type="string">
            <text:list xml:id="list184253047677185" text:continue-numbering="true" text:style-name="WWNum5">
              <text:list-item>
                <text:list>
                  <text:list-item>
                    <text:p text:style-name="P48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7"><text:span text:style-name="T1">POST a logout request for ending the active session with </text:span><text:span text:style-name="T17">OKTS, </text:span><text:span text:style-name="T1">and invalidating the issued</text:span><text:span text:style-name="T17"> Security Token</text:span><text:span text:style-name="T1">.</text:span></text:p>
          </table:table-cell>
          <table:table-cell table:style-name="Table6.C6" office:value-type="string">
            <text:p text:style-name="P25">/api/logout</text:p>
          </table:table-cell>
        </table:table-row>
        <table:table-row table:style-name="Table6.1">
          <table:table-cell table:style-name="Table6.A7" office:value-type="string">
            <text:list xml:id="list184254131100843" text:continue-numbering="true" text:style-name="WWNum5">
              <text:list-item>
                <text:list>
                  <text:list-item>
                    <text:p text:style-name="P49"><text:span text:style-name="T29">Register </text:span>Plant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55"><text:span text:style-name="T1">POST request with data from the iPlant Robot </text:span><text:span text:style-name="T15">to register a new plant. </text:span></text:p>
          </table:table-cell>
          <table:table-cell table:style-name="Table6.C7" office:value-type="string">
            <text:p text:style-name="P25">/api/<text:span text:style-name="T31">iplant-register-plant</text:span></text:p>
          </table:table-cell>
        </table:table-row>
        <table:table-row table:style-name="Table6.1">
          <table:table-cell table:style-name="Table6.A8" office:value-type="string">
            <text:list xml:id="list184254841044760" text:continue-numbering="true" text:style-name="WWNum5">
              <text:list-item>
                <text:list>
                  <text:list-item>
                    <text:p text:style-name="P50">Register Plants (manually)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56"><text:span text:style-name="T1">POST request with data from </text:span><text:span text:style-name="T16">the UI to register a new plant. </text:span></text:p>
          </table:table-cell>
          <table:table-cell table:style-name="Table6.C8" office:value-type="string">
            <text:p text:style-name="P64">/<text:span text:style-name="T31">api</text:span>/<text:span text:style-name="T31">register-plant</text:span></text:p>
          </table:table-cell>
        </table:table-row>
        <table:table-row table:style-name="Table6.1">
          <table:table-cell table:style-name="Table6.A9" office:value-type="string">
            <text:list xml:id="list184252941021053" text:continue-numbering="true" text:style-name="WWNum5">
              <text:list-item>
                <text:list>
                  <text:list-item>
                    <text:p text:style-name="P49">Plant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7"><text:span text:style-name="T1">GET, PUT, DELETE </text:span><text:span text:style-name="T21">Plant</text:span><text:span text:style-name="T1"> for </text:span><text:span text:style-name="T17">a Cocktail</text:span><text:span text:style-name="T1"> with specified </text:span><text:span text:style-name="T21">plant id</text:span><text:span text:style-name="T1">.</text:span></text:p>
          </table:table-cell>
          <table:table-cell table:style-name="Table6.C9" office:value-type="string">
            <text:p text:style-name="P25">/api/<text:span text:style-name="T27">plants</text:span>/{<text:span text:style-name="T27">plants</text:span>Id}</text:p>
          </table:table-cell>
        </table:table-row>
        <table:table-row table:style-name="Table6.1">
          <table:table-cell table:style-name="Table6.A10" office:value-type="string">
            <text:list xml:id="list184253836745030" text:continue-numbering="true" text:style-name="WWNum5">
              <text:list-item>
                <text:list>
                  <text:list-header>
                    <text:p text:style-name="P58">4.<text:span text:style-name="T31">8</text:span>. Token</text:p>
                  </text:list-header>
                </text:list>
              </text:list-item>
            </text:list>
          </table:table-cell>
          <table:table-cell table:style-name="Table6.B10" office:value-type="string">
            <text:p text:style-name="P17"><text:span text:style-name="T1">GET unique </text:span><text:span text:style-name="T17">4 digit Token Key</text:span><text:span text:style-name="T1"> associated by ICM with currently recognized User.</text:span></text:p>
          </table:table-cell>
          <table:table-cell table:style-name="Table6.C10" office:value-type="string">
            <text:p text:style-name="P18">/api/token</text:p>
          </table:table-cell>
        </table:table-row>
        <table:table-row table:style-name="Table6.1">
          <table:table-cell table:style-name="Table6.A11" office:value-type="string">
            <text:list xml:id="list184254371562443" text:continue-numbering="true" text:style-name="WWNum5">
              <text:list-item>
                <text:list>
                  <text:list-header>
                    <text:p text:style-name="P59"><text:span text:style-name="T30">4.9. </text:span>Statistics</text:p>
                  </text:list-header>
                </text:list>
              </text:list-item>
            </text:list>
          </table:table-cell>
          <table:table-cell table:style-name="Table6.B11" office:value-type="string">
            <text:p text:style-name="P14"><text:span text:style-name="T1">GET full statistical data in JSON format about <text:s/></text:span><text:span text:style-name="T15">the plants watering and temperature and also data from the machine learning algorithm about the plant’s physical state</text:span></text:p>
          </table:table-cell>
          <table:table-cell table:style-name="Table6.C11" office:value-type="string">
            <text:p text:style-name="P15">/api/statistics</text:p>
          </table:table-cell>
        </table:table-row>
        <text:soft-page-break/>
        <table:table-row table:style-name="Table6.1">
          <table:table-cell table:style-name="Table6.A12" office:value-type="string">
            <text:list xml:id="list184253446165440" text:continue-numbering="true" text:style-name="WWNum5">
              <text:list-item>
                <text:list>
                  <text:list-header>
                    <text:p text:style-name="P60"><text:span text:style-name="T30">4.10. </text:span>Check <text:span text:style-name="T30">Plants</text:span> Status</text:p>
                  </text:list-header>
                </text:list>
              </text:list-item>
            </text:list>
          </table:table-cell>
          <table:table-cell table:style-name="Table6.B12" office:value-type="string">
            <text:p text:style-name="P62">POST request with new information about current status of all registered plants after the iPlant robot checked them. </text:p>
          </table:table-cell>
          <table:table-cell table:style-name="Table6.C12" office:value-type="string">
            <text:p text:style-name="P15">/api/status</text:p>
          </table:table-cell>
        </table:table-row>
        <table:table-row table:style-name="Table6.1">
          <table:table-cell table:style-name="Table6.A13" office:value-type="string">
            <text:list xml:id="list184253581859703" text:continue-numbering="true" text:style-name="WWNum5">
              <text:list-item>
                <text:list>
                  <text:list-header>
                    <text:p text:style-name="P57"><text:span text:style-name="T30">4.11. Plant Disease Detection</text:span></text:p>
                  </text:list-header>
                </text:list>
              </text:list-item>
            </text:list>
          </table:table-cell>
          <table:table-cell table:style-name="Table6.B13" office:value-type="string">
            <text:p text:style-name="P63">Image recognition module fed by POST requests of photos from the iPlant robot</text:p>
          </table:table-cell>
          <table:table-cell table:style-name="Table6.C13" office:value-type="string">
            <text:p text:style-name="P18">/api/<text:span text:style-name="T30">disease-detection</text:span></text:p>
          </table:table-cell>
        </table:table-row>
        <table:table-row table:style-name="Table6.1">
          <table:table-cell table:style-name="Table6.A14" office:value-type="string">
            <text:list xml:id="list184252996939008" text:continue-numbering="true" text:style-name="WWNum5">
              <text:list-item>
                <text:list>
                  <text:list-header>
                    <text:p text:style-name="P61"><text:span text:style-name="T30">4.12. </text:span>Push Alerts</text:p>
                  </text:list-header>
                </text:list>
              </text:list-item>
            </text:list>
          </table:table-cell>
          <table:table-cell table:style-name="Table6.B14" office:value-type="string">
            <text:p text:style-name="P19">Event streaming of ICM supplies critical level alerts.</text:p>
          </table:table-cell>
          <table:table-cell table:style-name="Table6.C14" office:value-type="string">
            <text:p text:style-name="P18">/api/alert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0T18:22:43.835740484</dc:date>
    <meta:editing-duration>PT29M27S</meta:editing-duration>
    <meta:editing-cycles>5</meta:editing-cycles>
    <meta:document-statistic meta:table-count="6" meta:image-count="0" meta:object-count="0" meta:page-count="6" meta:paragraph-count="152" meta:word-count="1391" meta:character-count="8879" meta:non-whitespace-character-count="7659"/>
  </office:meta>
</office:document-meta>
</file>